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style:page-number="auto"/>
      <style:text-properties fo:font-weight="bold" style:font-weight-asian="bold" style:font-weight-complex="bold"/>
    </style:style>
    <style:style style:name="P2" style:family="paragraph" style:parent-style-name="Heading_20_2">
      <style:text-properties fo:font-weight="bold" style:font-weight-asian="bold" style:font-weight-complex="bold"/>
    </style:style>
    <style:style style:name="P3" style:family="paragraph" style:parent-style-name="Heading_20_2">
      <style:text-properties officeooo:paragraph-rsid="0013c343"/>
    </style:style>
    <style:style style:name="P4" style:family="paragraph" style:parent-style-name="List_20_Paragraph" style:list-style-name="WWNum1"/>
    <style:style style:name="P5" style:family="paragraph" style:parent-style-name="List_20_Paragraph" style:list-style-name="WWNum1">
      <style:paragraph-properties fo:margin-left="0cm" fo:margin-right="0cm" fo:text-indent="0cm" style:auto-text-indent="false"/>
    </style:style>
    <style:style style:name="P6" style:family="paragraph" style:parent-style-name="Standard">
      <style:text-properties officeooo:rsid="00139a9e" officeooo:paragraph-rsid="00139a9e"/>
    </style:style>
    <style:style style:name="P7" style:family="paragraph" style:parent-style-name="Standard">
      <style:text-properties officeooo:paragraph-rsid="0013c343"/>
    </style:style>
    <style:style style:name="P8" style:family="paragraph" style:parent-style-name="Standard">
      <style:text-properties officeooo:paragraph-rsid="0014b6b3"/>
    </style:style>
    <style:style style:name="P9" style:family="paragraph" style:parent-style-name="Standard">
      <style:text-properties fo:background-color="transparent"/>
    </style:style>
    <style:style style:name="P10" style:family="paragraph" style:parent-style-name="Standard">
      <style:text-properties officeooo:paragraph-rsid="001cfd59"/>
    </style:style>
    <style:style style:name="T1" style:family="text">
      <style:text-properties officeooo:rsid="0013c343"/>
    </style:style>
    <style:style style:name="T2" style:family="text">
      <style:text-properties fo:font-weight="bold" officeooo:rsid="00139a9e" style:font-weight-asian="bold" style:font-weight-complex="bold"/>
    </style:style>
    <style:style style:name="T3" style:family="text">
      <style:text-properties fo:color="#2f5496" style:font-name="Calibri Light" fo:font-size="13pt" fo:font-weight="bold" officeooo:rsid="0013c343" style:font-name-asian="F" style:font-size-asian="13pt" style:font-weight-asian="bold" style:font-name-complex="F" style:font-size-complex="13pt" style:font-weight-complex="bold"/>
    </style:style>
    <style:style style:name="T4" style:family="text">
      <style:text-properties officeooo:rsid="0014b6b3"/>
    </style:style>
    <style:style style:name="T5" style:family="text">
      <style:text-properties officeooo:rsid="00182795"/>
    </style:style>
    <style:style style:name="T6" style:family="text">
      <style:text-properties officeooo:rsid="00183841"/>
    </style:style>
    <style:style style:name="T7" style:family="text">
      <style:text-properties officeooo:rsid="0018e3c5"/>
    </style:style>
    <style:style style:name="T8" style:family="text">
      <style:text-properties officeooo:rsid="001928f6"/>
    </style:style>
    <style:style style:name="T9" style:family="text">
      <style:text-properties fo:background-color="transparent" loext:char-shading-value="0"/>
    </style:style>
    <style:style style:name="T10" style:family="text">
      <style:text-properties fo:font-weight="normal" officeooo:rsid="001cfd59" style:font-weight-asian="normal" style:font-weight-complex="normal"/>
    </style:style>
    <style:style style:name="T11" style:family="text">
      <style:text-properties fo:font-weight="normal" officeooo:rsid="001e5f61" style:font-weight-asian="normal" style:font-weight-complex="normal"/>
    </style:style>
    <style:style style:name="T12" style:family="text">
      <style:text-properties fo:font-weight="normal" officeooo:rsid="001f8687" style:font-weight-asian="normal" style:font-weight-complex="normal"/>
    </style:style>
    <style:style style:name="T13" style:family="text">
      <style:text-properties fo:font-weight="normal" officeooo:rsid="0020157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K 3 JUSTIFICATION AND GDPR</text:h>
      <text:h text:style-name="P2" text:outline-level="2">THE PROBLEM</text:h>
      <text:p text:style-name="P9">In this assignment the problem is that a critical care unit within the NHS hospital are the busiest wards at any time in the year. Hospitals deal with a huge number of patients at a time. Patients require evaluation to determine treatment and many other related properties. </text:p>
      <text:h text:style-name="P2" text:outline-level="2"><text:span text:style-name="T9">USE </text:span>OF CLASSES</text:h>
      <text:p text:style-name="P8"><text:span text:style-name="T4">I used a class named patient to store information read in from the csv file. The csv file data was converted and represented into str and boolean values </text:span><text:span text:style-name="T6">stored upon the class object</text:span><text:span text:style-name="T4">. In addition this makes the data more accessible and efficient to append,modify </text:span><text:span text:style-name="T5">or sort</text:span><text:span text:style-name="T4"> the patient data. The BMI value is calculated from </text:span><text:span text:style-name="T6">these stored values and assigned to the class.</text:span></text:p>
      <text:h text:style-name="P2" text:outline-level="2">USE OF SORTING ALGORITHM</text:h>
      <text:p text:style-name="P6">I have used selection <text:span text:style-name="T1">sort because its more efficient than other options which operate at a time complexity of O(2^N) or O(n!). Selection sort has a time complexity of O(N^2). There are more efficient sorting algorithms to choose but have a more tricky and complex implementation. Therefore, this was the best choice. </text:span></text:p>
      <text:h text:style-name="P3" text:outline-level="2"><text:span text:style-name="T2">USE OF </text:span><text:span text:style-name="T3">LISTS</text:span></text:h>
      <text:p text:style-name="P7"><text:span text:style-name="T1">I used lists, or arrays as my main data structure because of my use of patient class objects. Since this class will store out information a Homogeneous data structure will be sufficient. </text:span><text:span text:style-name="T7">It will allow iteration and easy sorting by simple access of stored variables upon the patient object</text:span><text:span text:style-name="T8">s</text:span><text:span text:style-name="T7">.</text:span></text:p>
      <text:h text:style-name="P2" text:outline-level="2">GDPR</text:h>
      <text:p text:style-name="P10"><text:span text:style-name="T10">When it comes to storing personal data the </text:span><text:span text:style-name="T11">GDPR act </text:span><text:span text:style-name="T10">affect on how data is stored </text:span><text:span text:style-name="T11">and how its treated, especially for a system like this that we have developed, that stores information that can be identifiable to a person</text:span><text:span text:style-name="T10">. </text:span><text:span text:style-name="T12">In this case we are storing data as a plane open csv file, this means that anyone who can access this file is able to read its contents, some form of encryption should be added for an additional layer of security. The GDPR act also enforces data availability to the rightful owner of the data. The data can be stored indefinitely if its being used for archiving purposes in public interest; scientific or historical research purposes. Data must be also be made to be removed at request of the rightful owner of the data as well. If data needs to be retired there are 2 options as in permanently deleting data, or taking it offline completely. </text:span><text:span text:style-name="T13">The destruction or retirement method must be effective and not compromise a patients confidentiality.</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arles Edwards</meta:initial-creator>
    <meta:editing-cycles>25</meta:editing-cycles>
    <meta:creation-date>2021-04-18T13:49:00</meta:creation-date>
    <dc:date>2021-04-20T17:15:27.999522027</dc:date>
    <meta:editing-duration>PT8H36M55S</meta:editing-duration>
    <meta:generator>LibreOffice/6.4.7.2$Linux_X86_64 LibreOffice_project/40$Build-2</meta:generator>
    <meta:document-statistic meta:table-count="0" meta:image-count="0" meta:object-count="0" meta:page-count="1" meta:paragraph-count="11" meta:word-count="400" meta:character-count="2309" meta:non-whitespace-character-count="19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